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2.611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(int)</text:p>
          </table:table-cell>
          <table:table-cell office:value-type="string" calcext:value-type="string">
            <text:p>eventType(int)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m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desc(std::string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攻撃特訓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防御特訓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陣形移動特訓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フィジカル特訓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魔法特訓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耐久特訓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極限特訓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上級攻撃特訓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上級防御特訓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上級陣形移動特訓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上級フィジカル特訓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上級魔法特訓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上級耐久特訓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上級極限特訓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6:03:47.296000000</dc:date>
    <meta:editing-duration>PT4M39S</meta:editing-duration>
    <meta:editing-cycles>2</meta:editing-cycles>
    <meta:generator>LibreOffice/7.1.2.2$Windows_X86_64 LibreOffice_project/8a45595d069ef5570103caea1b71cc9d82b2aae4</meta:generator>
    <meta:document-statistic meta:table-count="1" meta:cell-count="166" meta:object-count="0"/>
  </office:meta>
</office:document-meta>
</file>